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480000002037646962A2936A31.png" manifest:media-type="image/png"/>
  <manifest:file-entry manifest:full-path="Pictures/10000001000000480000002060C27DE631800750.png" manifest:media-type="image/png"/>
  <manifest:file-entry manifest:full-path="Pictures/100000010000004800000020312E77651683C578.png" manifest:media-type="image/png"/>
  <manifest:file-entry manifest:full-path="Pictures/1000000100000048000000207AE8C37133A82DDE.png" manifest:media-type="image/png"/>
  <manifest:file-entry manifest:full-path="Pictures/10000001000000480000002091756E93DF3F714F.png" manifest:media-type="image/png"/>
  <manifest:file-entry manifest:full-path="Pictures/10000001000000480000002049EC16D5D629C30B.png" manifest:media-type="image/png"/>
  <manifest:file-entry manifest:full-path="Pictures/1000000100000048000000200491D664D842951D.png" manifest:media-type="image/png"/>
  <manifest:file-entry manifest:full-path="Pictures/10000001000000400000002807515CB349DDFFD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00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5.704cm"/>
      <style:paragraph-properties style:writing-mode="lr-tb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0.634cm" fo:min-width="1.446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634cm" fo:min-width="1.798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634cm" fo:min-width="3.566cm"/>
      <style:paragraph-properties style:writing-mode="lr-tb"/>
    </style:style>
    <style:style style:name="gr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writing-mode="lr-tb"/>
    </style:style>
    <style:style style:name="T1" style:family="text"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0.502cm" svg:height="1.673cm" svg:x="8.5cm" svg:y="11cm">
          <draw:text-box>
            <text:p/>
            <text:p/>
          </draw:text-box>
        </draw:frame>
        <draw:frame draw:style-name="gr2" draw:text-style-name="P1" draw:layer="layout" svg:width="8.102cm" svg:height="1.673cm" svg:x="6.449cm" svg:y="1.577cm">
          <draw:text-box>
            <text:p text:style-name="P2">Enemigo <text:span text:style-name="T1">Melee</text:span></text:p>
            <text:p>Maquina de estados finitos</text:p>
          </draw:text-box>
        </draw:frame>
        <draw:g>
          <draw:g>
            <draw:frame draw:style-name="gr3" draw:text-style-name="P3" draw:layer="layout" svg:width="1.904cm" svg:height="0.846cm" svg:x="2.75cm" svg:y="8.904cm">
              <draw:image xlink:href="Pictures/10000001000000480000002060C27DE631800750.png" xlink:type="simple" xlink:show="embed" xlink:actuate="onLoad" draw:mime-type="image/png">
                <text:p/>
              </draw:image>
            </draw:frame>
            <draw:frame draw:style-name="gr3" draw:text-style-name="P3" draw:layer="layout" svg:width="2.126cm" svg:height="0.945cm" svg:x="4.374cm" svg:y="3.75cm">
              <draw:image xlink:href="Pictures/1000000100000048000000207AE8C37133A82DDE.png" xlink:type="simple" xlink:show="embed" xlink:actuate="onLoad" draw:mime-type="image/png">
                <text:p/>
              </draw:image>
            </draw:frame>
            <draw:g>
              <draw:custom-shape draw:style-name="gr4" draw:text-style-name="P4" xml:id="id1" draw:id="id1" draw:layer="layout" svg:width="2.75cm" svg:height="1.25cm" svg:x="2.799cm" svg:y="4.5cm">
                <text:p text:style-name="P4"><text:span text:style-name="T1">idle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xml:id="id2" draw:id="id2" draw:layer="layout" svg:width="3.25cm" svg:height="1.25cm" svg:x="3.299cm" svg:y="9.75cm">
                <text:p text:style-name="P4"><text:span text:style-name="T1">patrol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4" xml:id="id4" draw:id="id4" draw:layer="layout" svg:width="5.75cm" svg:height="1.25cm" svg:x="13.049cm" svg:y="7.75cm">
                <text:p text:style-name="P4"><text:span text:style-name="T1">anticipation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xml:id="id3" draw:id="id3" draw:layer="layout" svg:width="3.25cm" svg:height="1.25cm" svg:x="8.049cm" svg:y="8cm">
                <text:p text:style-name="P4"><text:span text:style-name="T1">chase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xml:id="id6" draw:id="id6" draw:layer="layout" svg:width="3.25cm" svg:height="1.25cm" svg:x="8.549cm" svg:y="4.5cm">
                <text:p text:style-name="P4"><text:span text:style-name="T1">hurt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xml:id="id5" draw:id="id5" draw:layer="layout" svg:width="3.25cm" svg:height="1.25cm" svg:x="14.299cm" svg:y="10.25cm">
                <text:p text:style-name="P4"><text:span text:style-name="T1">attack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onnector draw:style-name="gr7" draw:text-style-name="P3" draw:layer="layout" draw:type="curve" draw:line-skew="-0.126cm" svg:x1="4.174cm" svg:y1="5.75cm" svg:x2="4.924cm" svg:y2="9.75cm" draw:start-shape="id1" draw:start-glue-point="8" draw:end-shape="id2" draw:end-glue-point="4" svg:d="M4174 5750c0 2812 750 813 750 4000" svg:viewBox="0 0 751 4001">
                <text:p/>
              </draw:connector>
              <draw:connector draw:style-name="gr8" draw:text-style-name="P3" draw:layer="layout" draw:type="curve" svg:x1="6.549cm" svg:y1="10.375cm" svg:x2="8.525cm" svg:y2="9.067cm" draw:start-shape="id2" draw:start-glue-point="10" draw:end-shape="id3" draw:end-glue-point="7" svg:d="M6549 10375c1318 0 1976-436 1976-1308" svg:viewBox="0 0 1977 1309">
                <text:p/>
              </draw:connector>
              <draw:connector draw:style-name="gr8" draw:text-style-name="P3" draw:layer="layout" draw:type="curve" svg:x1="11.299cm" svg:y1="8.625cm" svg:x2="13.049cm" svg:y2="8.375cm" draw:start-shape="id3" draw:start-glue-point="10" draw:end-shape="id4" draw:end-glue-point="6" svg:d="M11299 8625c1314 0 439-250 1750-250" svg:viewBox="0 0 1751 251">
                <text:p/>
              </draw:connector>
              <draw:connector draw:style-name="gr8" draw:text-style-name="P3" draw:layer="layout" draw:type="curve" svg:x1="15.924cm" svg:y1="9cm" svg:x2="15.924cm" svg:y2="10.25cm" draw:start-shape="id4" draw:start-glue-point="8" draw:end-shape="id5" draw:end-glue-point="4" svg:d="M15924 9000v1250" svg:viewBox="0 0 1 1251">
                <text:p/>
              </draw:connector>
              <draw:connector draw:style-name="gr8" draw:text-style-name="P3" draw:layer="layout" draw:type="curve" svg:x1="14.299cm" svg:y1="10.875cm" svg:x2="10.823cm" svg:y2="9.067cm" draw:start-shape="id5" draw:start-glue-point="6" draw:end-shape="id3" draw:end-glue-point="9" svg:d="M14299 10875c-2318 0-3476-602-3476-1808" svg:viewBox="0 0 3477 1809">
                <text:p/>
              </draw:connector>
              <draw:connector draw:style-name="gr8" draw:text-style-name="P3" draw:layer="layout" draw:type="curve" svg:x1="5.549cm" svg:y1="5.125cm" svg:x2="8.549cm" svg:y2="5.125cm" draw:start-shape="id1" draw:start-glue-point="10" draw:end-shape="id6" draw:end-glue-point="6" svg:d="M5549 5125h3000" svg:viewBox="0 0 3001 1">
                <text:p/>
              </draw:connector>
              <draw:connector draw:style-name="gr8" draw:text-style-name="P3" draw:layer="layout" draw:type="curve" draw:line-skew="-0.606cm" svg:x1="6.073cm" svg:y1="9.933cm" svg:x2="9.025cm" svg:y2="5.567cm" draw:start-shape="id2" draw:start-glue-point="11" draw:end-shape="id6" draw:end-glue-point="7" svg:d="M6073 9933c0-4182 2952-1999 2952-4366" svg:viewBox="0 0 2953 4367">
                <text:p/>
              </draw:connector>
              <draw:connector draw:style-name="gr8" draw:text-style-name="P3" draw:layer="layout" draw:type="curve" svg:x1="15.924cm" svg:y1="7.75cm" svg:x2="11.323cm" svg:y2="5.567cm" draw:start-shape="id4" draw:start-glue-point="4" draw:end-shape="id6" draw:end-glue-point="9" svg:d="M15924 7750c0-1498-4601-407-4601-2183" svg:viewBox="0 0 4602 2184">
                <text:p/>
              </draw:connector>
              <draw:connector draw:style-name="gr7" draw:text-style-name="P3" draw:layer="layout" draw:type="curve" svg:x1="10.174cm" svg:y1="5.75cm" svg:x2="9.674cm" svg:y2="8cm" draw:start-shape="id6" draw:start-glue-point="8" draw:end-shape="id3" draw:end-glue-point="4" svg:d="M10174 5750c0 1689-500 564-500 2250" svg:viewBox="0 0 501 2251">
                <text:p/>
              </draw:connector>
              <draw:custom-shape draw:style-name="gr5" draw:text-style-name="P4" xml:id="id7" draw:id="id7" draw:layer="layout" svg:width="3.25cm" svg:height="1.25cm" svg:x="15.5cm" svg:y="4.5cm">
                <text:p text:style-name="P4"><text:span text:style-name="T1">dead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onnector draw:style-name="gr8" draw:text-style-name="P3" draw:layer="layout" draw:type="line" svg:x1="11.799cm" svg:y1="5.125cm" svg:x2="15.5cm" svg:y2="5.125cm" draw:start-shape="id6" draw:start-glue-point="10" draw:end-shape="id7" draw:end-glue-point="6" svg:d="M11799 5125h3701" svg:viewBox="0 0 3702 1">
                <text:p/>
              </draw:connector>
              <draw:frame draw:style-name="gr3" draw:text-style-name="P3" draw:layer="layout" svg:width="1.904cm" svg:height="0.846cm" svg:x="17.346cm" svg:y="3.75cm">
                <draw:image xlink:href="Pictures/10000001000000480000002049EC16D5D629C30B.png" xlink:type="simple" xlink:show="embed" xlink:actuate="onLoad" draw:mime-type="image/png">
                  <text:p/>
                </draw:image>
              </draw:frame>
              <draw:connector draw:style-name="gr7" draw:text-style-name="P3" draw:layer="layout" draw:type="curve" svg:x1="5.147cm" svg:y1="5.567cm" svg:x2="8.049cm" svg:y2="8.625cm" draw:start-shape="id1" draw:start-glue-point="9" draw:end-shape="id3" draw:end-glue-point="6" svg:d="M5147 5567c0 2039 967 3058 2902 3058" svg:viewBox="0 0 2903 3059">
                <text:p/>
              </draw:connector>
            </draw:g>
            <draw:frame draw:style-name="gr3" draw:text-style-name="P3" draw:layer="layout" svg:width="1.904cm" svg:height="0.846cm" svg:x="9.596cm" svg:y="9.5cm">
              <draw:image xlink:href="Pictures/1000000100000048000000200491D664D842951D.png" xlink:type="simple" xlink:show="embed" xlink:actuate="onLoad" draw:mime-type="image/png">
                <text:p/>
              </draw:image>
            </draw:frame>
            <draw:frame draw:style-name="gr3" draw:text-style-name="P3" draw:layer="layout" svg:width="1.904cm" svg:height="0.846cm" svg:x="16.25cm" svg:y="6.904cm">
              <draw:image xlink:href="Pictures/10000001000000480000002091756E93DF3F714F.png" xlink:type="simple" xlink:show="embed" xlink:actuate="onLoad" draw:mime-type="image/png">
                <text:p/>
              </draw:image>
            </draw:frame>
            <draw:frame draw:style-name="gr3" draw:text-style-name="P3" draw:layer="layout" svg:width="1.904cm" svg:height="0.846cm" svg:x="16.352cm" svg:y="11.463cm">
              <draw:image xlink:href="Pictures/10000001000000480000002037646962A2936A31.png" xlink:type="simple" xlink:show="embed" xlink:actuate="onLoad" draw:mime-type="image/png">
                <text:p/>
              </draw:image>
            </draw:frame>
            <draw:frame draw:style-name="gr3" draw:text-style-name="P3" draw:layer="layout" svg:width="2.251cm" svg:height="1cm" svg:x="10cm" svg:y="3.5cm">
              <draw:image xlink:href="Pictures/100000010000004800000020312E77651683C578.png" xlink:type="simple" xlink:show="embed" xlink:actuate="onLoad" draw:mime-type="image/png">
                <text:p/>
              </draw:image>
            </draw:frame>
          </draw:g>
          <draw:frame draw:style-name="gr9" draw:text-style-name="P2" draw:layer="layout" svg:width="1.692cm" svg:height="1.057cm" svg:x="8cm" svg:y="9.443cm">
            <draw:image xlink:href="Pictures/10000001000000400000002807515CB349DDFFDA.png" xlink:type="simple" xlink:show="embed" xlink:actuate="onLoad" draw:mime-type="image/png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2-09T20:22:54.869000000</meta:creation-date>
    <dc:date>2022-02-12T12:08:23.218000000</dc:date>
    <meta:editing-duration>PT5H1M45S</meta:editing-duration>
    <meta:editing-cycles>12</meta:editing-cycles>
    <meta:generator>LibreOffice/7.2.3.2$Windows_X86_64 LibreOffice_project/d166454616c1632304285822f9c83ce2e660fd92</meta:generator>
    <meta:document-statistic meta:object-count="31"/>
  </office:meta>
</office:document-meta>
</file>